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3.863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9" style:family="table-cell" style:parent-style-name="Default" style:data-style-name="N30">
      <style:text-properties fo:color="#000000" style:text-underline-style="none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Default" style:data-style-name="N100">
      <style:table-cell-properties fo:border="0.99pt solid #000000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34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35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Result" style:data-style-name="N4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</table:table-row>
        <table:table-row table:style-name="ro1">
          <table:table-cell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table:style-name="ce10" office:value-type="date" office:date-value="2022-06-27" calcext:value-type="date">
            <text:p>2022/6/27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table:style-name="ce10"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style-name="ce10"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</table:table-row>
        <table:table-row table:style-name="ro2">
          <table:table-cell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</table:table-row>
        <table:table-row table:style-name="ro2">
          <table:table-cell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12" table:formula="of:=4*60+28"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</table:table-row>
        <table:table-row table:style-name="ro3">
          <table:table-cell table:style-name="ce10" office:value-type="date" office:date-value="2022-07-01" calcext:value-type="date">
            <text:p>2022/7/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</table:table-row>
        <table:table-row table:style-name="ro3">
          <table:table-cell table:style-name="ce10" office:value-type="date" office:date-value="2022-07-01" calcext:value-type="date">
            <text:p>2022/7/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69" calcext:value-type="float">
            <text:p>269</text:p>
          </table:table-cell>
        </table:table-row>
        <table:table-row table:style-name="ro3">
          <table:table-cell table:style-name="ce10" office:value-type="date" office:date-value="2022-07-01" calcext:value-type="date">
            <text:p>2022/7/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</table:table-row>
      </table:table>
      <table:table table:name="樞紐分析表_工作表1_1" table:style-name="ta1">
        <table:table-column table:style-name="co4" table:default-cell-style-name="ce16"/>
        <table:table-column table:style-name="co5" table:default-cell-style-name="ce28"/>
        <table:table-column table:style-name="co6" table:default-cell-style-name="Default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24" office:value-type="string" calcext:value-type="string">
            <text:p>0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2">
          <table:table-cell table:style-name="ce13"/>
          <table:table-cell table:style-name="ce25" office:value-type="string" calcext:value-type="string">
            <text:p>資料</text:p>
          </table:table-cell>
          <table:table-cell table:style-name="ce31"/>
        </table:table-row>
        <table:table-row table:style-name="ro1">
          <table:table-cell table:style-name="ce14" office:value-type="string" calcext:value-type="string">
            <text:p>類型</text:p>
          </table:table-cell>
          <table:table-cell table:style-name="ce26" office:value-type="string" calcext:value-type="string">
            <text:p>最小值 - 使用秒數</text:p>
          </table:table-cell>
          <table:table-cell table:style-name="ce32" office:value-type="string" calcext:value-type="string">
            <text:p>平均值 - 使用秒數</text:p>
          </table:table-cell>
        </table:table-row>
        <table:table-row table:style-name="ro2">
          <table:table-cell table:style-name="ce15" office:value-type="string" calcext:value-type="string">
            <text:p>九九加法</text:p>
          </table:table-cell>
          <table:table-cell table:style-name="ce27" office:value-type="float" office:value="314" calcext:value-type="float">
            <text:p>314</text:p>
          </table:table-cell>
          <table:table-cell table:style-name="ce33" office:value-type="float" office:value="353" calcext:value-type="float">
            <text:p>353.00</text:p>
          </table:table-cell>
        </table:table-row>
        <table:table-row table:style-name="ro1">
          <table:table-cell office:value-type="string" calcext:value-type="string">
            <text:p>九九加法固定左數8</text:p>
          </table:table-cell>
          <table:table-cell office:value-type="float" office:value="467" calcext:value-type="float">
            <text:p>467</text:p>
          </table:table-cell>
          <table:table-cell table:style-name="ce34" office:value-type="float" office:value="467" calcext:value-type="float">
            <text:p>467.00</text:p>
          </table:table-cell>
        </table:table-row>
        <table:table-row table:style-name="ro1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table:style-name="ce34" office:value-type="float" office:value="297.857142857143" calcext:value-type="float">
            <text:p>297.86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303.75" calcext:value-type="float">
            <text:p>303.75</text:p>
          </table:table-cell>
        </table:table-row>
        <table:table-row table:style-name="ro1">
          <table:table-cell table:style-name="ce17" office:value-type="string" calcext:value-type="string">
            <text:p>總計 結果</text:p>
          </table:table-cell>
          <table:table-cell table:style-name="ce30" office:value-type="float" office:value="218" calcext:value-type="float">
            <text:p>218</text:p>
          </table:table-cell>
          <table:table-cell table:style-name="ce36" office:value-type="float" office:value="321.733333333333" calcext:value-type="float">
            <text:p>321.73</text:p>
          </table:table-cell>
        </table:table-row>
      </table:table>
      <table:named-expressions/>
      <table:database-ranges>
        <table:database-range table:name="__Anonymous_Sheet_DB__0" table:target-range-address="工作表1.A1:工作表1.E14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樞紐分析表_工作表1_1.A1:樞紐分析表_工作表1_1.C9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7-01T12:54:37.557000000</dc:date>
    <meta:editing-duration>PT46M25S</meta:editing-duration>
    <meta:editing-cycles>7</meta:editing-cycles>
    <meta:generator>LibreOffice/7.3.4.2$Windows_X86_64 LibreOffice_project/728fec16bd5f605073805c3c9e7c4212a0120dc5</meta:generator>
    <meta:document-statistic meta:table-count="2" meta:cell-count="126" meta:object-count="0"/>
  </office:meta>
</office:document-meta>
</file>